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1665in" fo:margin-bottom="0.111in" loext:contextual-spacing="false" fo:line-height="108%"/>
    </style:style>
    <style:style style:name="P2" style:family="paragraph" style:parent-style-name="Standard">
      <style:paragraph-properties fo:margin-top="0.1665in" fo:margin-bottom="0.111in" loext:contextual-spacing="false" fo:line-height="108%"/>
    </style:style>
    <style:style style:name="P3" style:family="paragraph" style:parent-style-name="Standard">
      <style:paragraph-properties fo:margin-top="0.1665in" fo:margin-bottom="0.111in" loext:contextual-spacing="false" fo:line-height="108%" fo:text-align="end" style:justify-single-word="false" style:writing-mode="rl-tb"/>
    </style:style>
    <style:style style:name="P4" style:family="paragraph" style:parent-style-name="Standard" style:master-page-name="Standard">
      <style:paragraph-properties fo:margin-top="0.1665in" fo:margin-bottom="0.111in" loext:contextual-spacing="false" fo:line-height="108%" style:page-number="1"/>
    </style:style>
    <style:style style:name="T1" style:family="text">
      <style:text-properties fo:background-color="#ffffff"/>
    </style:style>
    <style:style style:name="T2" style:family="text">
      <style:text-properties style:font-name="Roboto" fo:font-size="13pt" style:font-name-asian="Roboto1" style:font-size-asian="13pt" style:font-name-complex="Roboto1" style:font-size-complex="13pt"/>
    </style:style>
  </office:automatic-styles>
  <office:body>
    <office:text text:use-soft-page-breaks="true">
      <text:tracked-changes text:track-changes="false">
        <text:changed-region xml:id="ct39865008" text:id="ct39865008">
          <text:insertion>
            <office:change-info>
              <dc:creator>Ahmed Gamal Eltokhy</dc:creator>
              <dc:date>2020-10-02T20:25:32</dc:date>
            </office:change-info>
          </text:insertion>
        </text:changed-region>
        <text:changed-region xml:id="ct39875520" text:id="ct39875520">
          <text:insertion>
            <office:change-info>
              <dc:creator>Ahmed Gamal Eltokhy</dc:creator>
              <dc:date>2020-10-03T12:57:47</dc:date>
            </office:change-info>
          </text:insertion>
        </text:changed-region>
        <text:changed-region xml:id="ct39877680" text:id="ct39877680">
          <text:deletion>
            <office:change-info>
              <dc:creator>Ahmed Anwar</dc:creator>
              <dc:date>2020-10-03T12:04:12</dc:date>
            </office:change-info>
            <text:p text:style-name="P1"><text:s/>entirely</text:p>
          </text:deletion>
        </text:changed-region>
        <text:changed-region xml:id="ct39872976" text:id="ct39872976">
          <text:insertion>
            <office:change-info>
              <dc:creator>Ahmed Gamal Eltokhy</dc:creator>
              <dc:date>2020-10-03T12:50:50</dc:date>
            </office:change-info>
          </text:insertion>
        </text:changed-region>
        <text:changed-region xml:id="ct39879888" text:id="ct39879888">
          <text:deletion>
            <office:change-info>
              <dc:creator>Ahmed Gamal Eltokhy</dc:creator>
              <dc:date>2020-10-03T12:50:50</dc:date>
            </office:change-info>
            <text:p text:style-name="P1"><text:s/>Our team took</text:p>
          </text:deletion>
        </text:changed-region>
        <text:changed-region xml:id="ct39880960" text:id="ct39880960">
          <text:insertion>
            <office:change-info>
              <dc:creator>Ahmed Gamal Eltokhy</dc:creator>
              <dc:date>2020-10-03T12:50:50</dc:date>
            </office:change-info>
          </text:insertion>
        </text:changed-region>
        <text:changed-region xml:id="ct39868912" text:id="ct39868912">
          <text:insertion>
            <office:change-info>
              <dc:creator>Ahmed Gamal Eltokhy</dc:creator>
              <dc:date>2020-10-03T12:51:03</dc:date>
            </office:change-info>
          </text:insertion>
        </text:changed-region>
        <text:changed-region xml:id="ct39868384" text:id="ct39868384">
          <text:deletion>
            <office:change-info>
              <dc:creator>Ahmed Gamal Eltokhy</dc:creator>
              <dc:date>2020-10-03T12:51:03</dc:date>
            </office:change-info>
            <text:p text:style-name="P1">approach</text:p>
          </text:deletion>
        </text:changed-region>
        <text:changed-region xml:id="ct39886736" text:id="ct39886736">
          <text:insertion>
            <office:change-info>
              <dc:creator>Ahmed Gamal Eltokhy</dc:creator>
              <dc:date>2020-10-03T12:51:09</dc:date>
            </office:change-info>
          </text:insertion>
        </text:changed-region>
        <text:changed-region xml:id="ct39887808" text:id="ct39887808">
          <text:deletion>
            <office:change-info>
              <dc:creator>Ahmed Gamal Eltokhy</dc:creator>
              <dc:date>2020-10-03T12:51:09</dc:date>
            </office:change-info>
            <text:p text:style-name="P1">The</text:p>
          </text:deletion>
        </text:changed-region>
        <text:changed-region xml:id="ct39925296" text:id="ct39925296">
          <text:deletion>
            <office:change-info>
              <dc:creator>Ahmed Gamal Eltokhy</dc:creator>
              <dc:date>2020-10-03T12:39:02</dc:date>
            </office:change-info>
            <text:p text:style-name="P1"/>
            <text:p text:style-name="P1">7. 3D earth model, search feature, hyper-linked earth observatory data, simple UI/UX for end-user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 <text:tab/> <text:tab/> <text:tab/></text:p>
      <text:p text:style-name="P1">M 1. Welcome judges, organizers, and everyone. We are team dots, a team whose aim is to make research more accessible and intuitive to everyone.</text:p>
      <text:p text:style-name="P1"/>
      <text:p text:style-name="P1"/>
      <text:p text:style-name="P1">M 2. Our challenge was "Data discovery for Earth Science" where we made Earth data research more convenient. Researching this kind of data is highly tedious due to the immense number of information one needs to gather through many different resources. For instance, the NASA Observatory has billions upon billions of files one has to go through to find the most relevant data.<text:span text:style-name="T1">.</text:span>.<text:change-start text:change-id="ct39865008"/>last sentence in p/3<text:change-end text:change-id="ct39865008"/></text:p>
      <text:p text:style-name="P1"/>
      <text:p text:style-name="P1"/>
      <text:p text:style-name="P1">M 3. Gathering data through multiple resources; mainly the NASA Observatory website and other existing online datasets is such a sophisticated process. Scientists document all specific and raw data into files based on topic that can be sized up to petabytes . as researchers go more in-depth into the topic, the time taken increases exponentially, and the researchers get lost in the files and data. <text:span text:style-name="T1">This in turn, takes a tremendous amount of time and resources</text:span></text:p>
      <text:p text:style-name="P1"/>
      <text:p text:style-name="P1">T</text:p>
      <text:p text:style-name="P1"><text:s/>A researcher using services <text:change-start text:change-id="ct39875520"/><text:s/><text:change-end text:change-id="ct39875520"/>as the NASA observatory uses <text:s/>basic and slow search algorithms, he even sometimes has to search manually, and actually more advanced indexing algorithms <text:s/>were still extremely slow, hindering the whole search procedure. And that was the issue we decided to solve.</text:p>
      <text:p text:style-name="P1"/>
      <text:p text:style-name="P1">5. We, however, have revamped that process<text:change text:change-id="ct39877680"/>. The algorithm we founded learns about different topics and makes connections between them ,<text:change-start text:change-id="ct39872976"/>The approach we took<text:change-end text:change-id="ct39872976"/><text:change text:change-id="ct39879888"/><text:change-start text:change-id="ct39880960"/> was<text:change-end text:change-id="ct39880960"/> an entirely different <text:change-start text:change-id="ct39868912"/>one <text:change-end text:change-id="ct39868912"/><text:change text:change-id="ct39868384"/>; <text:change-start text:change-id="ct39886736"/>Our<text:change-end text:change-id="ct39886736"/><text:change text:change-id="ct39887808"/> algorithm goes through the data looking for keywords,identifies critical points in each topic, connects ideas, then uses that to find more relevant data, data that the researcher might not even be aware exists initially.</text:p>
      <text:p text:style-name="P1"/>
      <text:p text:style-name="P1"/>
      <text:p text:style-name="P1"/>
      <text:p text:style-name="P3"><text:span text:style-name="T2">في الالجوريزم بتاعتنا احنا خادنا طريق مختلف, احنا بدل ما نستخدم الطريقة اللي ناسا بتستخدمها في indexing الfiles احنا بنستخدم طريقة indexing بتعتمد على تحديد نقاط الوصل بين الsearch term بتاع الuser و بنربطها بالcritical points في الdocuments. فا بدل ما كان الريسيرشرز بيقابلوا results كتير غير مرغوب فيها, هيقدروا يلاقو الresults اللي هما فعلا محتاجينها, و مش بس كدا, هيلاقو results مكانش ممكن اصلا يلاقوها بطرق الindexing التقليدية.</text:span></text:p>
      <text:p text:style-name="P3"><text:span text:style-name="T2">الالجوريزم اللي احنا استخدمناها في الانديكسنج بتجمع الdata في شكل links بين الkeywords و تعرضلك الريزلتس عن طريق قياس الspikes اللي كانت في الdata trend, فا بدل ما كانت عملية البحث بتطلع نتايج عشوائية بسبب الاسلوب اللي الداتا اصلا متجمعه بيه, الالجوريزم بتسهل العملية عن طريق انها تستخدم شكل مختلف للindexing, شكل بيعمل للي كان اليوزر محتاجه و في نفس الوقت بجودة و ناتج اكبر, </text:span></text:p>
      <text:p text:style-name="P3"><text:span text:style-name="T2">لو عايز تفكر في الموضوع فكر في مقارنه بين انك تدور في المكتبه علي كتاب بعدين تدور علي المعلومة بشكل يدوي, و بين انك تسال خبير يعرفك المعلومة موجوده فين.. </text:span></text:p>
      <text:p text:style-name="P3"><text:span text:style-name="T2">و بما اننا اتكلمنا علي الجودة, نتكلم بالارقام, احنا عملنا انديكسنج لداتا من الدتا سيتس اللي معمولها store من ساتلايتس ناسا, بالتحديد الداتا العشوائية اللي كنا عارضينهالكم في الاول… بعدين عملنا الانديكسنج و السيرش بمقارنه بين الالجوريزم بتاعتنا و الالجوريزم اللي ناسا بتستخدمها دلوقتي.. و النتيجة كانت ان الجوريزم ناسا عملت الانديكسنج في 12.7 في حين ان الالجوريزم بتاعتنا طلعت نفس السيرش ريزلتس في 7.6 ثانية </text:span></text:p>
      <text:p text:style-name="P3">Additionally, it notices trends in data making further connections. Making the indexing processِA more efficient It's like asking for a professional's help rather than reading a whole book by yourself for a single answer. <text:s/>Additionally, after running a multitude of tests, we have found that NASA’s algorithm takes on average 12.53 seconds, while ours takes 5.71 seconds.</text:p>
      <text:p text:style-name="P1"/>
      <text:p text:style-name="P1">M 6. Overall, our algorithm is much quicker and displays much more data than the algorithm originally used, and this has the biggest impact on the overall research process. It also allows us to identify the topics of newer articles and recommend them on related articles for further reading. Furthermore, it helps identify some incomplete data and makes predictions based on them.</text:p>
      <text:p text:style-name="P1"/>
      <text:p text:style-name="P1"><text:s/>With the use of our algorithm, the speed of accessing the data on the 3D earth model improved significantly, added with the search feature, and the simple UI/UX, researchers will be able to easily access the data stored by NASA's earth observatory satellite. High efficiency, low latency.</text:p>
      <text:p text:style-name="P1"><text:soft-page-break/></text:p>
      <text:p text:style-name="P1"/>
      <text:p text:style-name="P1"><text:change text:change-id="ct39925296"/></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674" meta:character-count="4124" meta:non-whitespace-character-count="3447"/>
    <meta:generator>LibreOfficeDev/6.0.5.2$Linux_X86_64 LibreOffice_project/</meta:generator>
  </office:meta>
</office:document-meta>
</file>